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31625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officeooo:rsid="0020d656" officeooo:paragraph-rsid="001eec50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31625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31625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9" style:family="paragraph" style:parent-style-name="Standard">
      <style:paragraph-properties fo:text-align="justify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364d43" officeooo:paragraph-rsid="00364d43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1d6c7a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style:font-name="Times New Roman" fo:font-size="12pt" fo:language="pt" fo:country="BR" fo:font-style="normal" fo:font-weight="bold" officeooo:rsid="0033c28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4" style:family="text">
      <style:text-properties style:use-window-font-color="true" loext:opacity="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5" style:family="text">
      <style:text-properties officeooo:rsid="00300ab5"/>
    </style:style>
    <style:style style:name="T6" style:family="text">
      <style:text-properties officeooo:rsid="0020d656"/>
    </style:style>
    <style:style style:name="T7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Times New Roman" fo:font-size="12pt" fo:font-style="normal" fo:font-weight="bold" officeooo:rsid="0033c28c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11" style:family="text">
      <style:text-properties style:font-name="Times New Roman" fo:font-style="normal" fo:font-weight="bold" officeooo:rsid="0020d656" style:font-style-asian="normal" style:font-weight-asian="bold" style:font-style-complex="normal" style:font-weight-complex="bold"/>
    </style:style>
    <style:style style:name="T12" style:family="text">
      <style:text-properties style:font-name="Times New Roman" fo:font-style="normal" officeooo:rsid="0020d656" style:font-style-asian="normal" style:font-style-complex="normal"/>
    </style:style>
    <style:style style:name="T13" style:family="text">
      <style:text-properties officeooo:rsid="0033c28c"/>
    </style:style>
    <style:style style:name="T14" style:family="text">
      <style:text-properties fo:color="#c9211e" loext:opacity="100%" style:font-name="Times New Roman" fo:font-style="normal" officeooo:rsid="0020d656" style:font-style-asian="normal" style:font-style-complex="normal"/>
    </style:style>
    <style:style style:name="T15" style:family="text">
      <style:text-properties fo:color="#c9211e" loext:opacity="100%" style:font-name="Times New Roman"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c9211e" loext:opacity="100%"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17" style:family="text">
      <style:text-properties fo:color="#c9211e" loext:opacity="10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ituto Federal Sul-rio-grandense – Campus Camaquã</text:p>
      <text:p text:style-name="P3">Disciplina: <text:span text:style-name="T1">Redes de Computadores I</text:span><text:span text:style-name="T5">I</text:span> – Turma 2024</text:p>
      <text:p text:style-name="P3">Professor: Vinícius Alves Hax</text:p>
      <text:p text:style-name="P3">Assunto: Revisão d<text:span text:style-name="T1">o conte</text:span><text:span text:style-name="T2">údo do 1º bimestre</text:span></text:p>
      <text:p text:style-name="P4"/>
      <text:p text:style-name="P2"><text:span text:style-name="Strong_20_Emphasis"><text:span text:style-name="T11">1.</text:span></text:span><text:span text:style-name="T11"> Qual das opções abaixo melhor descreve a função de um switch em uma rede de computadores?</text:span><text:span text:style-name="T12"><text:line-break/>a) Converter sinais analógicos em digitais.<text:line-break/>b) Conectar dispositivos em diferentes redes.<text:line-break/></text:span><text:span text:style-name="T14">c) Filtrar e encaminhar pacotes de dados entre dispositivos em uma mesma rede.</text:span><text:span text:style-name="T12"><text:line-break/>d) Monitorar e bloquear tráfego de rede malicioso.</text:span></text:p>
      <text:p text:style-name="P5"/>
      <text:p text:style-name="Text_20_body"><text:span text:style-name="Strong_20_Emphasis"><text:span text:style-name="T7">2.</text:span></text:span><text:span text:style-name="T7"> Qual dos seguintes comandos é utilizado para configurar o nome de um switch na linha de comando?</text:span><text:span text:style-name="T9"><text:line-break/>a) </text:span><text:span text:style-name="Source_20_Text"><text:span text:style-name="T9">switchname set &lt;nome&gt;</text:span></text:span><text:span text:style-name="T9"><text:line-break/></text:span><text:span text:style-name="T15">b) </text:span><text:span text:style-name="Source_20_Text"><text:span text:style-name="T15">hostname &lt;nome&gt;</text:span></text:span><text:span text:style-name="T9"><text:line-break/>c) </text:span><text:span text:style-name="Source_20_Text"><text:span text:style-name="T9">name set &lt;nome&gt;</text:span></text:span><text:span text:style-name="T9"><text:line-break/>d) </text:span><text:span text:style-name="Source_20_Text"><text:span text:style-name="T9">set switchname &lt;nome&gt;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3.</text:span></text:span><text:span text:style-name="T7"> Qual é a principal função de uma VLAN (Virtual Local Area Network) em uma rede?</text:span><text:span text:style-name="T9"><text:line-break/>a) Aumentar a velocidade de conexão de todos os dispositivos.<text:line-break/></text:span><text:span text:style-name="T15">b) Separar o tráfego de rede em segmentos lógicos, independentemente da localização física.</text:span><text:span text:style-name="T9"><text:line-break/>c) Melhorar a comunicação entre diferentes redes.<text:line-break/>d) Substituir o uso de switches em redes complexas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4.</text:span></text:span><text:span text:style-name="T7"> Um administrador deseja configurar a segurança de um switch para evitar que dispositivos não autorizados se conectem à rede. Qual das práticas abaixo é mais eficaz para alcançar esse objetivo?</text:span><text:span text:style-name="T9"><text:line-break/>a) Configurar uma VLAN dedicada para dispositivos não autorizados.<text:line-break/>b) Ativar o protocolo SNMP no switch.<text:line-break/></text:span><text:span text:style-name="T15">c) Configurar controle de acesso baseado em portas.</text:span><text:span text:style-name="T9"><text:line-break/>d) Atualizar o firmware do switch para a versão mais recente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5.</text:span></text:span><text:span text:style-name="T7"> Em uma configuração básica de switch, qual das opções abaixo representa o comando para salvar as configurações feitas na memória NVRAM, garantindo que persistam após um reinício?</text:span><text:span text:style-name="T9"><text:line-break/></text:span><text:span text:style-name="T15">a) </text:span><text:span text:style-name="Source_20_Text"><text:span text:style-name="T15">write</text:span></text:span><text:span text:style-name="T9"><text:line-break/>b) </text:span><text:span text:style-name="Source_20_Text"><text:span text:style-name="T9">save</text:span></text:span><text:span text:style-name="T9"><text:line-break/>c) </text:span><text:span text:style-name="Source_20_Text"><text:span text:style-name="T9">store</text:span></text:span><text:span text:style-name="T9"><text:line-break/>d) </text:span><text:span text:style-name="Source_20_Text"><text:span text:style-name="T9">backup</text:span></text:span></text:p>
      <text:p text:style-name="Text_20_body"><text:span text:style-name="Strong_20_Emphasis"><text:span text:style-name="T7"/></text:span></text:p>
      <text:p text:style-name="Text_20_body"><text:soft-page-break/><text:span text:style-name="Strong_20_Emphasis"><text:span text:style-name="T7">6.</text:span></text:span><text:span text:style-name="T7"> Em um ambiente de rede, qual das opções abaixo pode ser considerada uma ameaça à segurança de um switch?</text:span><text:span text:style-name="T9"><text:line-break/>a) Excesso de tráfego de broadcast.<text:line-break/></text:span><text:span text:style-name="T15">b) Acesso não autorizado ao console de gerenciamento.</text:span><text:span text:style-name="T9"><text:line-break/>c) Falta de sincronização de relógios de rede.<text:line-break/>d) Implementação de VLANs em switches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7.</text:span></text:span><text:span text:style-name="T7"> </text:span><text:span text:style-name="T8">Qual </text:span><text:span text:style-name="T3">é a configuração padrão de VLANs em um Switch</text:span><text:span text:style-name="T7">?</text:span><text:span text:style-name="T9"><text:line-break/>a) </text:span><text:span text:style-name="T10">Nenhuma VLAN habilitada</text:span><text:span text:style-name="T9">.<text:line-break/>b) </text:span><text:span text:style-name="T10">Cada porta </text:span><text:span text:style-name="T4">é configurada como uma VLAN</text:span><text:span text:style-name="T9">.<text:line-break/></text:span><text:span text:style-name="T15">c) </text:span><text:span text:style-name="T16">Todas as portas est</text:span><text:span text:style-name="T17">ão na VLAN 1</text:span><text:span text:style-name="T15">.</text:span><text:span text:style-name="T9"><text:line-break/>d) </text:span><text:span text:style-name="T10">Todas as anteriores</text:span><text:span text:style-name="T9">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8.</text:span></text:span><text:span text:style-name="T7"> Durante a configuração de uma VLAN em um switch, qual é a função do comando </text:span><text:span text:style-name="Source_20_Text"><text:span text:style-name="T7">switchport mode access</text:span></text:span><text:span text:style-name="T7">?</text:span><text:span text:style-name="T9"><text:line-break/>a) Configura a interface para aceitar qualquer tráfego de rede.<text:line-break/></text:span><text:span text:style-name="T15">b) Configura a interface para pertencer a uma VLAN.</text:span><text:span text:style-name="T9"><text:line-break/>c) Permite que a interface se conecte a outras interfaces de switches diferentes.<text:line-break/>d) Habilita a interface para rotear pacotes entre diferentes VLANs.</text:span></text:p>
      <text:p text:style-name="P1"/>
      <text:p text:style-name="P1"><text:span text:style-name="T6">9. </text:span>Explique, usando suas palavras, <text:span text:style-name="T13">qual a diferença de</text:span> um Switch <text:span text:style-name="T13">para um Hub</text:span>?</text:p>
      <text:p text:style-name="P8"/>
      <text:p text:style-name="P9">O nome hub, vem da palavra em inglês “concentrador”. Eram usados antigamente para interligar equipamentos de rede. Um hub é um equipamento de camada física, que recebe um sinal elétrico em um determinada porta e simplesmente o replica em todas as demais portas sem realizar nenhum tipo de processamento ou filtragem. Os switches são equipamentos mais elaborados que atuam na camada 2 (enlace) e portanto são capazes de identificar endereços MAC de origem e destino e com base nesses endereços reenvia somente os quadros (unidade de dados da camada de enlace) conforme eles são necessários. Com o barateamento da tecnologia dos switches passou a não ser mais interessante o custo-benefício de utilizar hubs e portanto, na prática, os switches ocuparam comercialmente o local dos hubs. Existem também alguns switches que são capazes de fazer filtragens na camada 3 (camada de rede) mas essa não é uma característica básica de todos os tipos de switches disponíveis comercialm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8-13T14:23:52.485680742</dc:date>
    <meta:editing-cycles>22</meta:editing-cycles>
    <meta:editing-duration>PT1H21M43S</meta:editing-duration>
    <meta:generator>LibreOffice/7.3.7.2$Linux_X86_64 LibreOffice_project/30$Build-2</meta:generator>
    <meta:document-statistic meta:table-count="0" meta:image-count="0" meta:object-count="0" meta:page-count="2" meta:paragraph-count="14" meta:word-count="577" meta:character-count="3532" meta:non-whitespace-character-count="2967"/>
  </office:meta>
</office:document-meta>
</file>